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yexcel_sheet1">
        <table:table-row>
          <table:table-cell office:value-type="string">
            <text:p/>
          </table:table-cell>
          <table:table-cell office:value-type="string">
            <text:p>Account-Name</text:p>
          </table:table-cell>
          <table:table-cell office:value-type="string">
            <text:p>Phone-Number</text:p>
          </table:table-cell>
          <table:table-cell office:value-type="string">
            <text:p>Status</text:p>
          </table:table-cell>
          <table:table-cell office:value-type="string">
            <text:p>Call-File</text:p>
          </table:table-cell>
        </table:table-row>
        <table:table-row>
          <table:table-cell office:value-type="float" office:value="0">
            <text:p/>
          </table:table-cell>
          <table:table-cell office:value-type="string">
            <text:p>jTRe</text:p>
          </table:table-cell>
          <table:table-cell office:value-type="string">
            <text:p>xxxxxxx</text:p>
          </table:table-cell>
          <table:table-cell office:value-type="string">
            <text:p>is not number</text:p>
          </table:table-cell>
          <table:table-cell office:value-type="string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qcSw</text:p>
          </table:table-cell>
          <table:table-cell office:value-type="string">
            <text:p>xxxxxxx</text:p>
          </table:table-cell>
          <table:table-cell office:value-type="string">
            <text:p>is not number</text:p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AeXj</text:p>
          </table:table-cell>
          <table:table-cell office:value-type="string">
            <text:p>xxxxxxx</text:p>
          </table:table-cell>
          <table:table-cell office:value-type="string">
            <text:p>is not number</text:p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w06E</text:p>
          </table:table-cell>
          <table:table-cell office:value-type="string">
            <text:p>xxxxxxx</text:p>
          </table:table-cell>
          <table:table-cell office:value-type="string">
            <text:p>is not number</text:p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7nhS</text:p>
          </table:table-cell>
          <table:table-cell office:value-type="string">
            <text:p>xxxxxxx</text:p>
          </table:table-cell>
          <table:table-cell office:value-type="string">
            <text:p>is not number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